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5.4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nalyse 6 h</text:p>
          </table:table-cell>
          <table:table-cell/>
        </table:table-row>
        <table:table-row table:style-name="ro1">
          <table:table-cell office:value-type="string" calcext:value-type="string">
            <text:p>Ist-Analyse 3 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rtschaftlichkeitsprüfung und Amortisationsrechnung 1 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rstellen des Lastenheftes 2 h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Entwurf 8 h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twurf der Klassen für die Baumstruktur 4 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ML und XSD erstellen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Implementierung 44 h</text:p>
          </table:table-cell>
          <table:table-cell/>
        </table:table-row>
        <table:table-row table:style-name="ro1">
          <table:table-cell office:value-type="string" calcext:value-type="string">
            <text:p>Implementierung der Klassen 1 h</text:p>
          </table:table-cell>
          <table:table-cell/>
        </table:table-row>
        <table:table-row table:style-name="ro1">
          <table:table-cell office:value-type="string" calcext:value-type="string">
            <text:p>Erstellen von Tests 5 h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ntwickeln einer Regular Expression zum Parsen der Schemadatei 1 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rsen der Schema-Datei in eine Baumstruktur 14 h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urchlaufen des Baumes und Zuweisen der Werte aus dem Datenstrom 12 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usgabe des Baumes als String 5 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rstellen der Benutzeroberﬂäche 6 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chemas lesen…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bnahme 2 h</text:p>
          </table:table-cell>
          <table:table-cell/>
        </table:table-row>
        <table:table-row table:style-name="ro1">
          <table:table-cell office:value-type="string" calcext:value-type="string">
            <text:p>Abnahmetest 2 h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Dokumentation 10 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rstellen der Projektdokumentation 7 h</text:p>
          </table:table-cell>
          <table:table-cell/>
        </table:table-row>
        <table:table-row table:style-name="ro1">
          <table:table-cell office:value-type="string" calcext:value-type="string">
            <text:p>Erstellen der Entwicklerdokumentation 2 h</text:p>
          </table:table-cell>
          <table:table-cell/>
        </table:table-row>
        <table:table-row table:style-name="ro1">
          <table:table-cell office:value-type="string" calcext:value-type="string">
            <text:p>Erstellen der Benutzerdokumentation 1 h</text:p>
          </table:table-cell>
          <table:table-cell/>
        </table:table-row>
        <table:table-row table:style-name="ro1">
          <table:table-cell/>
          <table:table-cell table:formula="of:=SUM([.B1:.B33])" office:value-type="float" office:value="70" calcext:value-type="float">
            <text:p>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05:47:39.240000000</meta:creation-date>
    <dc:date>2016-05-09T06:27:11.742000000</dc:date>
    <meta:editing-duration>PT21H54M11S</meta:editing-duration>
    <meta:editing-cycles>1</meta:editing-cycles>
    <meta:document-statistic meta:table-count="1" meta:cell-count="39" meta:object-count="0"/>
    <meta:generator>LibreOffice/4.4.7.2$Windows_x86 LibreOffice_project/f3153a8b245191196a4b6b9abd1d0da16eead600</meta:generator>
  </office:meta>
</office:document-meta>
</file>